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ff6633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91cm" draw:marker-end-width="0.391cm" draw:fill="solid" draw:fill-color="#9966cc" draw:textarea-horizontal-align="justify" draw:textarea-vertical-align="middle" draw:auto-grow-height="false" fo:padding-top="0.151cm" fo:padding-bottom="0.151cm" fo:padding-left="0.276cm" fo:padding-right="0.276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ffff66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9966cc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276cm" draw:marker-end-width="0.276cm" draw:fill="solid" draw:fill-color="#23ff23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00ff00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276cm" draw:marker-end-width="0.276cm" draw:fill="solid" draw:fill-color="#00dcff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draw:marker-start-width="0.276cm" draw:marker-end-width="0.276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draw:marker-start-width="0.275cm" draw:marker-end="Arrow" draw:marker-end-width="0.375cm" draw:fill="none" draw:textarea-vertical-align="middle" fo:padding-top="0.149cm" fo:padding-bottom="0.149cm" fo:padding-left="0.274cm" fo:padding-right="0.274cm"/>
    </style:style>
    <style:style style:name="gr11" style:family="graphic" style:parent-style-name="standard">
      <style:graphic-properties svg:stroke-width="0.051cm" svg:stroke-color="#000000" draw:marker-start-width="0.276cm" draw:marker-end-width="0.276cm" draw:fill="solid" draw:fill-color="#00dcff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cm" draw:marker-end-width="0cm" draw:fill="none" draw:fill-color="#ffffff" draw:textarea-vertical-align="middle" draw:auto-grow-height="false" fo:min-height="0.749cm" fo:min-width="0.499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width="0.051cm" svg:stroke-color="#000000" draw:marker-start-width="0cm" draw:marker-end-width="0cm" draw:fill="none" draw:fill-color="#ffffff" draw:textarea-horizontal-align="left" draw:auto-grow-height="true" draw:auto-grow-width="true" fo:min-height="0.659cm" fo:min-width="3.272cm" fo:padding-top="0.226cm" fo:padding-bottom="0.226cm" fo:padding-left="0.351cm" fo:padding-right="0.351cm"/>
    </style:style>
    <style:style style:name="gr14" style:family="graphic" style:parent-style-name="standard">
      <style:graphic-properties draw:stroke="none" svg:stroke-width="0.051cm" svg:stroke-color="#000000" draw:marker-start-width="0cm" draw:marker-end-width="0cm" draw:fill="none" draw:fill-color="#ffffff" draw:textarea-horizontal-align="left" draw:auto-grow-height="true" draw:auto-grow-width="true" fo:min-height="0.659cm" fo:min-width="1.91cm" fo:padding-top="0.226cm" fo:padding-bottom="0.226cm" fo:padding-left="0.351cm" fo:padding-right="0.351cm"/>
    </style:style>
    <style:style style:name="gr15" style:family="graphic" style:parent-style-name="standard">
      <style:graphic-properties draw:stroke="none" svg:stroke-width="0.051cm" svg:stroke-color="#000000" draw:marker-start-width="0cm" draw:marker-end-width="0cm" draw:fill="none" draw:fill-color="#ffffff" draw:textarea-horizontal-align="left" draw:auto-grow-height="true" draw:auto-grow-width="true" fo:min-height="0.659cm" fo:min-width="1.911cm" fo:padding-top="0.226cm" fo:padding-bottom="0.226cm" fo:padding-left="0.351cm" fo:padding-right="0.351cm"/>
    </style:style>
    <style:style style:name="gr16" style:family="graphic" style:parent-style-name="standard">
      <style:graphic-properties draw:stroke="none" svg:stroke-width="0.051cm" svg:stroke-color="#000000" draw:marker-start-width="0cm" draw:marker-end-width="0cm" draw:fill="none" draw:fill-color="#ffffff" draw:textarea-horizontal-align="left" draw:auto-grow-height="true" draw:auto-grow-width="true" fo:min-height="0.445cm" fo:min-width="8.993cm" fo:padding-top="0.226cm" fo:padding-bottom="0.226cm" fo:padding-left="0.351cm" fo:padding-right="0.35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family="Inconsolata" style:font-pitch="fixed" fo:font-size="18pt" fo:font-weight="bold" style:font-weight-asian="bold" style:font-weight-complex="bold"/>
    </style:style>
    <style:style style:name="P3" style:family="paragraph">
      <style:paragraph-properties fo:text-align="center"/>
      <style:text-properties fo:color="#000000" fo:font-family="Inconsolata" style:font-pitch="fixed" fo:font-size="18pt"/>
    </style:style>
    <style:style style:name="P4" style:family="paragraph">
      <style:paragraph-properties fo:text-align="center"/>
      <style:text-properties fo:color="#000000" fo:font-family="Inconsolata" style:font-pitch="fixed" fo:font-size="18pt" fo:font-weight="normal" style:font-weight-asian="normal" style:font-weight-complex="normal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color="#000000" fo:font-family="'Bitstream Charter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P7" style:family="paragraph">
      <style:text-properties fo:color="#000000" fo:font-family="Bistream" fo:font-size="24pt" fo:font-weight="bold" style:font-size-asian="24pt" style:font-weight-asian="bold" style:font-size-complex="24pt" style:font-weight-complex="bold"/>
    </style:style>
    <style:style style:name="P8" style:family="paragraph">
      <style:text-properties fo:color="#000000" fo:font-family="Inconsolata" style:font-pitch="fixed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000000" fo:font-family="'Bitstream Charter'" style:font-family-generic="roman" style:font-pitch="variable" fo:font-size="18pt" fo:font-weight="bold" style:font-weight-asian="bold" style:font-weight-complex="bold"/>
    </style:style>
    <style:style style:name="T2" style:family="text">
      <style:text-properties fo:font-family="Arial" style:font-style-name="Regular" style:font-family-generic="swiss" fo:font-size="18pt" style:font-family-asian="Arial" style:font-style-name-asian="Regular" style:font-family-generic-asian="swiss" style:font-family-complex="Arial" style:font-style-name-complex="Regular" style:font-family-generic-complex="swiss"/>
    </style:style>
    <style:style style:name="T3" style:family="text">
      <style:text-properties fo:color="#000000" fo:font-family="'Bitstream Charter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000000" fo:font-family="Inconsolata" style:font-pitch="fixed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143cm" svg:height="0.762cm" svg:x="3.468cm" svg:y="6.254cm">
          <text:p text:style-name="P1"><text:span text:style-name="T1">ur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2.16cm" svg:height="0.762cm" svg:x="1.308cm" svg:y="6.253cm">
          <draw:glue-point draw:id="4" svg:x="-4.995cm" svg:y="-4.986cm" draw:escape-direction="up"/>
          <text:p text:style-name="P1"><text:span text:style-name="T1">h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921cm" svg:height="0.762cm" svg:x="4.611cm" svg:y="6.254cm">
          <text:p text:style-name="P1"><text:span text:style-name="T1">meta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4" draw:id="id4" draw:layer="layout" svg:width="2.16cm" svg:height="0.762cm" svg:x="9.69cm" svg:y="6.253cm">
          <draw:glue-point draw:id="4" svg:x="-4.995cm" svg:y="-4.986cm" draw:escape-direction="up"/>
          <text:p text:style-name="P1"><text:span text:style-name="T1">h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.159cm" svg:height="0.762cm" svg:x="7.532cm" svg:y="6.254cm">
          <text:p text:style-name="P1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143cm" svg:height="0.762cm" svg:x="11.85cm" svg:y="6.254cm">
          <text:p text:style-name="P1"><text:span text:style-name="T1">ur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921cm" svg:height="0.762cm" svg:x="12.993cm" svg:y="6.254cm">
          <text:p text:style-name="P1"><text:span text:style-name="T1">meta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159cm" svg:height="0.762cm" svg:x="15.914cm" svg:y="6.254cm">
          <text:p text:style-name="P1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159cm" svg:height="0.762cm" svg:x="18.073cm" svg:y="6.254cm">
          <text:p text:style-name="P1"><text:span text:style-name="T2">·········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381cm" svg:height="0.762cm" svg:x="20.232cm" svg:y="6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381cm" svg:height="0.762cm" svg:x="20.613cm" svg:y="6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3" draw:id="id3" draw:layer="layout" svg:width="0.127cm" svg:height="0.127cm" svg:x="20.359cm" svg:y="6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" draw:id="id1" draw:layer="layout" svg:width="0.127cm" svg:height="0.127cm" svg:x="20.74cm" svg:y="6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curve" draw:line-skew="-3.604cm" svg:x1="20.803cm" svg:y1="6.572cm" svg:x2="1.31cm" svg:y2="6.255cm" draw:start-shape="id1" draw:start-glue-point="4" draw:end-shape="id2" draw:end-glue-point="4" svg:d="m20803 6572c0-6673-19493-6515-19493-317" svg:viewBox="0 0 19494 4986">
          <text:p/>
        </draw:connector>
        <draw:connector draw:style-name="gr10" draw:text-style-name="P1" draw:layer="layout" draw:type="curve" draw:line-skew="-1.572cm" svg:x1="20.422cm" svg:y1="6.572cm" svg:x2="9.692cm" svg:y2="6.255cm" draw:start-shape="id3" draw:start-glue-point="4" draw:end-shape="id4" draw:end-glue-point="4" svg:d="m20422 6572c0-3625-10730-3467-10730-317" svg:viewBox="0 0 10731 2700">
          <text:p/>
        </draw:connector>
        <draw:custom-shape draw:style-name="gr11" draw:text-style-name="P5" draw:layer="layout" svg:width="3.81cm" svg:height="0.762cm" svg:x="20.994cm" svg:y="6.254cm">
          <text:p text:style-name="P1"><text:span text:style-name="T2">··············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0.762cm" svg:height="4.572cm" draw:transform="rotate (-1.5707963267949) translate (24.804cm 7.087cm)">
          <text:p/>
          <draw:enhanced-geometry svg:viewBox="0 0 21600 21600" draw:mirror-horizontal="false" draw:mirror-vertical="false" draw:glue-points="0 0 0 21600 21600 10800" draw:text-areas="0 ?f9 7800 ?f10" draw:type="right-brace" draw:modifiers="1800 10712.617537721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6" draw:layer="layout" svg:width="4.455cm" svg:height="2.493cm" svg:x="20.312cm" svg:y="7.445cm">
          <draw:text-box>
            <text:p><text:span text:style-name="T3">Segment </text:span></text:p>
            <text:p><text:span text:style-name="T3">Summary</text:span></text:p>
          </draw:text-box>
        </draw:frame>
        <draw:custom-shape draw:style-name="gr12" draw:text-style-name="P1" draw:layer="layout" svg:width="0.762cm" svg:height="8.382cm" draw:transform="rotate (-1.5707963267949) translate (18.073cm 7.087cm)">
          <text:p/>
          <draw:enhanced-geometry svg:viewBox="0 0 21600 21600" draw:mirror-horizontal="false" draw:mirror-vertical="false" draw:glue-points="0 0 0 21600 21600 10800" draw:text-areas="0 ?f9 7800 ?f10" draw:type="right-brace" draw:modifiers="1800 10712.617537721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7" draw:layer="layout" svg:width="2.816cm" svg:height="1.473cm" svg:x="4.11cm" svg:y="7.545cm">
          <draw:text-box>
            <text:p><text:span text:style-name="T3">Entry</text:span></text:p>
          </draw:text-box>
        </draw:frame>
        <draw:frame draw:style-name="gr15" draw:text-style-name="P8" draw:layer="layout" svg:width="2.816cm" svg:height="1.473cm" svg:x="12.519cm" svg:y="7.545cm">
          <draw:text-box>
            <text:p><text:span text:style-name="T3">Entry</text:span></text:p>
          </draw:text-box>
        </draw:frame>
        <draw:custom-shape draw:style-name="gr12" draw:text-style-name="P1" draw:layer="layout" svg:width="0.762cm" svg:height="8.382cm" draw:transform="rotate (-1.5707963267949) translate (9.691cm 7.087cm)">
          <text:p/>
          <draw:enhanced-geometry svg:viewBox="0 0 21600 21600" draw:mirror-horizontal="false" draw:mirror-vertical="false" draw:glue-points="0 0 0 21600 21600 10800" draw:text-areas="0 ?f9 7800 ?f10" draw:type="right-brace" draw:modifiers="1800 10712.617537721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1" draw:layer="layout" svg:width="0.381cm" svg:height="1.145cm" draw:transform="rotate (1.5707963267949) translate (3.48cm 6.183cm)">
          <text:p/>
          <draw:enhanced-geometry svg:viewBox="0 0 21600 21600" draw:mirror-horizontal="false" draw:mirror-vertical="false" draw:glue-points="0 0 0 21600 21600 10800" draw:text-areas="0 ?f9 7800 ?f10" draw:type="right-brace" draw:modifiers="1800 10712.617537721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1" draw:layer="layout" svg:width="0.381cm" svg:height="2.923cm" draw:transform="rotate (1.5707963267949) translate (4.609cm 6.183cm)">
          <text:p/>
          <draw:enhanced-geometry svg:viewBox="0 0 21600 21600" draw:mirror-horizontal="false" draw:mirror-vertical="false" draw:glue-points="0 0 0 21600 21600 10800" draw:text-areas="0 ?f9 7800 ?f10" draw:type="right-brace" draw:modifiers="1800 10712.617537721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1" draw:layer="layout" svg:width="0.381cm" svg:height="2.064cm" draw:transform="rotate (1.5707963267949) translate (7.572cm 6.183cm)">
          <text:p/>
          <draw:enhanced-geometry svg:viewBox="0 0 21600 21600" draw:mirror-horizontal="false" draw:mirror-vertical="false" draw:glue-points="0 0 0 21600 21600 10800" draw:text-areas="0 ?f9 7800 ?f10" draw:type="right-brace" draw:modifiers="1800 10712.617537721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1" draw:layer="layout" svg:width="0.381cm" svg:height="2.145cm" draw:transform="rotate (1.5707963267949) translate (1.323cm 6.183cm)">
          <text:p/>
          <draw:enhanced-geometry svg:viewBox="0 0 21600 21600" draw:mirror-horizontal="false" draw:mirror-vertical="false" draw:glue-points="0 0 0 21600 21600 10800" draw:text-areas="0 ?f9 7800 ?f10" draw:type="right-brace" draw:modifiers="1800 10712.617537721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8" draw:layer="layout" svg:width="9.695cm" svg:height="1.473cm" svg:x="1.155cm" svg:y="4.53cm">
          <draw:text-box>
            <text:p><text:span text:style-name="T4"><text:s text:c="3"/></text:span><text:span text:style-name="T3">Streams 0-3</text:span></text:p>
          </draw:text-box>
        </draw:frame>
        <draw:custom-shape draw:style-name="gr12" draw:text-style-name="P1" draw:layer="layout" svg:width="2.708cm" svg:height="23.495cm" draw:transform="rotate (-1.5707963267949) translate (24.876cm 9.001cm)">
          <text:p/>
          <draw:enhanced-geometry svg:viewBox="0 0 21600 21600" draw:mirror-horizontal="false" draw:mirror-vertical="false" draw:glue-points="0 0 0 21600 21600 10800" draw:text-areas="0 ?f9 7800 ?f10" draw:type="right-brace" draw:modifiers="1800 10712.617537721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8" draw:layer="layout" svg:width="4.112cm" svg:height="1.473cm" svg:x="11.168cm" svg:y="11.371cm">
          <draw:text-box>
            <text:p><text:span text:style-name="T3">Segm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cm" fo:margin-left="1cm" fo:margin-right="1.329cm" fo:page-width="27.94cm" fo:page-height="14.2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butalib Aghayev</meta:initial-creator>
    <meta:creation-date>2013-06-20T05:21:40</meta:creation-date>
    <dc:date>2013-06-20T23:16:18</dc:date>
    <dc:creator>Abutalib Aghayev</dc:creator>
    <meta:editing-duration>PT31M39S</meta:editing-duration>
    <meta:editing-cycles>22</meta:editing-cycles>
    <meta:generator>LibreOffice/3.5$Linux_x86 LibreOffice_project/350m1$Build-2</meta:generator>
    <meta:document-statistic meta:object-count="29"/>
  </office:meta>
</office:document-meta>
</file>